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3.9665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361in"/>
    </style:style>
    <style:style style:name="co10" style:family="table-column">
      <style:table-column-properties fo:break-before="auto" style:column-width="4.0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</office:automatic-styles>
  <office:body>
    <office:spreadsheet>
      <table:calculation-settings table:automatic-find-labels="false" table:use-regular-expressions="false" table:use-wildcards="true"/>
      <table:table table:name="BOM - backp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arry handle</text:p>
          </table:table-cell>
          <table:table-cell office:value-type="string" calcext:value-type="string">
            <text:p>Webbing 25 mm P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]*[.C2]" office:value-type="float" office:value="0.51" calcext:value-type="float">
            <text:p>0.5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</text:p>
          </table:table-cell>
          <table:table-cell office:value-type="string" calcext:value-type="string">
            <text:p>Webbing 25 mm PES</text:p>
          </table:table-cell>
          <table:table-cell table:formula="of:=4*0.4" office:value-type="float" office:value="1.6" calcext:value-type="float">
            <text:p>1.6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3]*[.C3]" office:value-type="float" office:value="2.72" calcext:value-type="float">
            <text:p>2.72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 buckles, anterior</text:p>
          </table:table-cell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4]*[.C4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buckles, posterior</text:p>
          </table:table-cell>
          <table:table-cell office:value-type="string" calcext:value-type="string">
            <text:p>ITW SR buckle recepta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5]*[.C5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fastening, posterior</text:p>
          </table:table-cell>
          <table:table-cell office:value-type="string" calcext:value-type="string">
            <text:p>Webbing 25 mm PES</text:p>
          </table:table-cell>
          <table:table-cell table:formula="of:=4*0.1"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6]*[.C6]" office:value-type="float" office:value="0.68" calcext:value-type="float">
            <text:p>0.68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bladder suspension</text:p>
          </table:table-cell>
          <table:table-cell office:value-type="string" calcext:value-type="string">
            <text:p>ITW tri-gide w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7]*[.C7]" office:value-type="float" office:value="0.5" calcext:value-type="float">
            <text:p>0.5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8]*[.C8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loo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9]*[.C9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fabric (hydration &amp; zipper pocket)</text:p>
          </table:table-cell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9.9" calcext:value-type="float">
            <text:p>19.9</text:p>
          </table:table-cell>
          <table:table-cell table:formula="of:=[.E10]*[.C10]" office:value-type="float" office:value="7.96" calcext:value-type="float">
            <text:p>7.9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1]*[.C11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s</text:p>
          </table:table-cell>
          <table:table-cell office:value-type="string" calcext:value-type="string">
            <text:p>Coil Zipper Tape YKK 8CF (8 mm)</text:p>
          </table:table-cell>
          <table:table-cell table:formula="of:=0.29*2" office:value-type="float" office:value="0.58" calcext:value-type="float">
            <text:p>0.58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2]*[.C12]" office:value-type="float" office:value="1.45" calcext:value-type="float">
            <text:p>1.4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fabric</text:p>
          </table:table-cell>
          <table:table-cell office:value-type="string" calcext:value-type="string">
            <text:p>1000 denier cordura (PU coated)</text:p>
          </table:table-cell>
          <table:table-cell table:formula="of:=0.165 + 0.07 + 0.08+0.31" office:value-type="float" office:value="0.625" calcext:value-type="float">
            <text:p>0.625</text:p>
          </table:table-cell>
          <table:table-cell office:value-type="string" calcext:value-type="string">
            <text:p>meters</text:p>
          </table:table-cell>
          <table:table-cell office:value-type="float" office:value="18.9" calcext:value-type="float">
            <text:p>18.9</text:p>
          </table:table-cell>
          <table:table-cell table:formula="of:=[.E13]*[.C13]" office:value-type="float" office:value="11.8125" calcext:value-type="float">
            <text:p>11.812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</text:p>
          </table:table-cell>
          <table:table-cell office:value-type="string" calcext:value-type="string">
            <text:p>Coil Zipper Tape YKK 8CF (8 mm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4]*[.C14]" office:value-type="float" office:value="3" calcext:value-type="float">
            <text:p>3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5]*[.C15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LS</text:p>
          </table:table-cell>
          <table:table-cell office:value-type="string" calcext:value-type="string">
            <text:p>Webbing 25 mm PES</text:p>
          </table:table-cell>
          <table:table-cell table:formula="of:=6*0.3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16]*[.C16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tch</text:p>
          </table:table-cell>
          <table:table-cell office:value-type="string" calcext:value-type="string">
            <text:p>5 mm velcro loop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17]*[.C17]" office:value-type="float" office:value="0.286" calcext:value-type="float">
            <text:p>0.28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attachment, inf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8]*[.C18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9]*[.C19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ITW tri-gide web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0]*[.C20]" office:value-type="float" office:value="1" calcext:value-type="float">
            <text:p>1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inferior section</text:p>
          </table:table-cell>
          <table:table-cell office:value-type="string" calcext:value-type="string">
            <text:p>Webbing 25 mm PES</text:p>
          </table:table-cell>
          <table:table-cell table:formula="of:=2*0.9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1]*[.C21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length adjustment</text:p>
          </table:table-cell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2]*[.C22]" office:value-type="float" office:value="1" calcext:value-type="float">
            <text:p>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main load bearing webbing</text:p>
          </table:table-cell>
          <table:table-cell office:value-type="string" calcext:value-type="string">
            <text:p>Webbing 25 mm PES</text:p>
          </table:table-cell>
          <table:table-cell table:formula="of:=2*0.65" office:value-type="float" office:value="1.3" calcext:value-type="float">
            <text:p>1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3]*[.C23]" office:value-type="float" office:value="2.21" calcext:value-type="float">
            <text:p>2.2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wide section</text:p>
          </table:table-cell>
          <table:table-cell office:value-type="string" calcext:value-type="string">
            <text:p>Webbing 50 mm PES</text:p>
          </table:table-cell>
          <table:table-cell table:formula="of:=2*0.5" office:value-type="float" office:value="1" calcext:value-type="float">
            <text:p>1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24]*[.C24]" office:value-type="float" office:value="2.5" calcext:value-type="float">
            <text:p>2.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mediate panel PALS </text:p>
          </table:table-cell>
          <table:table-cell office:value-type="string" calcext:value-type="string">
            <text:p>Webbing 25 mm PES</text:p>
          </table:table-cell>
          <table:table-cell table:formula="of:=0.18*10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5]*[.C25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Nylbond 60, color 0855, 70 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</text:p>
          </table:table-cell>
          <table:table-cell office:value-type="float" office:value="2.5" calcext:value-type="float">
            <text:p>2.5</text:p>
          </table:table-cell>
          <table:table-cell table:formula="of:=[.E26]*[.C26]" office:value-type="float" office:value="10" calcext:value-type="float">
            <text:p>10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table:number-columns-repeated="5"/>
          <table:table-cell table:formula="of:=[.E27]*[.C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C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C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C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C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3]*[.C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table:formula="of:=[.C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otal cost:</text:p>
          </table:table-cell>
          <table:table-cell table:formula="of:=SUM([.F2:.F33])" office:value-type="float" office:value="69.0285" calcext:value-type="float">
            <text:p>69.0285</text:p>
          </table:table-cell>
          <table:table-cell/>
        </table:table-row>
        <table:table-row table:style-name="ro1">
          <table:table-cell office:value-type="string" calcext:value-type="string">
            <text:p>2.5mm steel D-ring</text:p>
          </table:table-cell>
          <table:table-cell table:formula="of:=[.C3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D cordura</text:p>
          </table:table-cell>
          <table:table-cell table:formula="of:=[.C9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hook</text:p>
          </table:table-cell>
          <table:table-cell table:formula="of:=[.C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loop</text:p>
          </table:table-cell>
          <table:table-cell table:formula="of:=SUM([.C6:.C7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webbing</text:p>
          </table:table-cell>
          <table:table-cell table:formula="of:=[.C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table:formula="of:=SUM([.C10:.C11])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SUM([.C17:.C23])" office:value-type="float" office:value="11.23" calcext:value-type="float">
            <text:p>1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table:formula="of:=SUM([.C24:.C25]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Tension Lock 25mm, Curved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5"/>
        </table:table-row>
      </table:table>
      <table:table table:name="BOM - general pouch 0.9L" table:style-name="ta1"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</table:table>
      <table:table table:name="BOM - pouch, horizontal, 25x16x9 mm" table:style-name="ta1">
        <office:forms form:automatic-focus="false" form:apply-design-mode="false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formula="of:=[.D2]*[.B2]" office:value-type="float" office:value="1.25" calcext:value-type="float">
            <text:p>1.25</text:p>
          </table:table-cell>
          <table:table-cell office:value-type="string" calcext:value-type="string">
            <text:p>https://www.shelbyoutdoor.com/product_info.php?products_id=4483</text:p>
          </table:table-cell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3.78" calcext:value-type="float">
            <text:p>3.78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 0.28*2 + 0.7+0.2" office:value-type="float" office:value="1.46" calcext:value-type="float">
            <text:p>1.46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628" calcext:value-type="float">
            <text:p>2.628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D6]*[.B6]" office:value-type="float" office:value="2.4" calcext:value-type="float">
            <text:p>2.4</text:p>
          </table:table-cell>
          <table:table-cell office:value-type="string" calcext:value-type="string">
            <text:p>https://www.shelbyoutdoor.com/product_info.php?products_id=8498</text:p>
          </table:table-cell>
        </table:table-row>
        <table:table-row table:style-name="ro1">
          <table:table-cell office:value-type="string" calcext:value-type="string">
            <text:p>PALS polyethylene stiff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D7]*[.B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age fe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8]*[.B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2:.E8])" office:value-type="float" office:value="13.558" calcext:value-type="float">
            <text:p>13.55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l at</text:p>
          </table:table-cell>
          <table:table-cell table:formula="of:=1.5*[.E9]" office:value-type="float" office:value="20.337" calcext:value-type="float">
            <text:p>20.337</text:p>
          </table:table-cell>
          <table:table-cell/>
        </table:table-row>
      </table:table>
      <table:table table:name="BOM - pouch, vertical, large" table:style-name="ta1"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7.56" calcext:value-type="float">
            <text:p>7.56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0.36*2 + 0.16*2 + 2*0.1" office:value-type="float" office:value="1.24" calcext:value-type="float">
            <text:p>1.24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232" calcext:value-type="float">
            <text:p>2.232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ITW Nexus SR buckle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6]*[.B6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ITW Nexus SR buckle recepta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7]*[.B7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Edge binding 20mm 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er</text:p>
          </table:table-cell>
          <table:table-cell office:value-type="float" office:value="0.4" calcext:value-type="float">
            <text:p>0.4</text:p>
          </table:table-cell>
          <table:table-cell table:formula="of:=[.D8]*[.B8]" office:value-type="float" office:value="1.2" calcext:value-type="float">
            <text:p>1.2</text:p>
          </table:table-cell>
          <table:table-cell office:value-type="string" calcext:value-type="string">
            <text:p>https://www.shelbyoutdoor.com/product_info.php?products_id=107</text:p>
          </table:table-cell>
        </table:table-row>
        <table:table-row table:style-name="ro1">
          <table:table-cell office:value-type="string" calcext:value-type="string">
            <text:p>Shelby tent floor fabri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eter</text:p>
          </table:table-cell>
          <table:table-cell office:value-type="float" office:value="7.9" calcext:value-type="float">
            <text:p>7.9</text:p>
          </table:table-cell>
          <table:table-cell table:formula="of:=[.D9]*[.B9]" office:value-type="float" office:value="1.58" calcext:value-type="float">
            <text:p>1.58</text:p>
          </table:table-cell>
          <table:table-cell office:value-type="string" calcext:value-type="string">
            <text:p>https://www.shelbyoutdoor.com/product_info.php?products_id=6774</text:p>
          </table:table-cell>
        </table:table-row>
        <table:table-row table:style-name="ro1">
          <table:table-cell office:value-type="string" calcext:value-type="string">
            <text:p>Samson amsteel 2.5m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1.5" calcext:value-type="float">
            <text:p>1.5</text:p>
          </table:table-cell>
          <table:table-cell table:formula="of:=[.D10]*[.B10]" office:value-type="float" office:value="0.75" calcext:value-type="float">
            <text:p>0.75</text:p>
          </table:table-cell>
          <table:table-cell office:value-type="string" calcext:value-type="string">
            <text:p>https://www.shelbyoutdoor.com/product_info.php?products_id=3141</text:p>
          </table:table-cell>
        </table:table-row>
        <table:table-row table:style-name="ro1">
          <table:table-cell office:value-type="string" calcext:value-type="string">
            <text:p>chord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D11]*[.B11]" office:value-type="float" office:value="1" calcext:value-type="float">
            <text:p>1</text:p>
          </table:table-cell>
          <table:table-cell office:value-type="string" calcext:value-type="string">
            <text:p>https://www.varusteleka.fi/fi/product/narulukko/627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3:.E11])" office:value-type="float" office:value="18.122" calcext:value-type="float">
            <text:p>18.122</text:p>
          </table:table-cell>
          <table:table-cell/>
        </table:table-row>
      </table:table>
      <table:table table:name="balance sheet" table:style-name="ta1"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bing 25 mm 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termann Mara 70 thread 700 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ine Needle #100, 10pc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e binding 20mm PP Oliv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y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table:number-columns-repeated="2"/>
          <table:table-cell table:formula="of:=SUM([.C2:.C7])" office:value-type="float" office:value="40.2" calcext:value-type="float">
            <text:p>40.2</text:p>
          </table:table-cell>
          <table:table-cell office:value-type="string" calcext:value-type="string">
            <text:p>#66880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formula="of:=SUM([.C$1:.C$1048576])" office:value-type="float" office:value="88.3" calcext:value-type="float">
            <text:p>88.3</text:p>
          </table:table-cell>
          <table:table-cell table:number-columns-repeated="3"/>
        </table:table-row>
      </table:table>
      <table:table table:name="inventory" table:style-name="ta2"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urchase 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urrent inventor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1000D, dark green, PU coated, foxa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500D, black</text:p>
          </table:table-cell>
          <table:table-cell office:value-type="string" calcext:value-type="string">
            <text:p>meter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ring, 25mm, stee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rusteleka.com/en/product/d-ring-steel/59123</text:p>
          </table:table-cell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SR buckle receptacle 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tri-glide weblock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string" calcext:value-type="string">
            <text:p>roll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hook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loop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https://www.varusteleka.com/en/product/webbing-strap-by-the-meter-25-mm-1-/51875</text:p>
          </table:table-cell>
        </table:table-row>
        <table:table-row table:style-name="ro1">
          <table:table-cell office:value-type="string" calcext:value-type="string">
            <text:p>Webbing 40 mm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https://www.varusteleka.com/en/product/webbing-strap-by-the-meter-40-mm-1-6-/51876</text:p>
          </table:table-cell>
        </table:table-row>
        <table:table-row table:style-name="ro1">
          <table:table-cell office:value-type="string" calcext:value-type="string">
            <text:p>webbing, 50 mm,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lock 25mm, YKK Curved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 lock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varusteleka.com/en/product/cord-lock/62725</text:p>
          </table:table-cell>
        </table:table-row>
        <table:table-row table:style-name="ro1">
          <table:table-cell office:value-type="string" calcext:value-type="string">
            <text:p>buckle, g-hook, tackticaltri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s://www.varusteleka.com/en/product/tacticaltrim-g-hook/14168</text:p>
          </table:table-cell>
        </table:table-row>
      </table:table>
      <table:named-expressions/>
      <table:database-ranges>
        <table:database-range table:name="__Anonymous_Sheet_DB__0" table:target-range-address="'BOM - backpack'.A1:'BOM - backpack'.G2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inventory.A2:inventory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00:59.573341412</meta:creation-date>
    <dc:date>2023-09-04T15:54:54.485901629</dc:date>
    <meta:editing-duration>P27DT4H17M10S</meta:editing-duration>
    <meta:editing-cycles>14</meta:editing-cycles>
    <meta:generator>LibreOffice/7.3.7.2$Linux_X86_64 LibreOffice_project/30$Build-2</meta:generator>
    <meta:document-statistic meta:table-count="6" meta:cell-count="436" meta:object-count="0"/>
  </office:meta>
</office:document-meta>
</file>